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webkit-standard" svg:font-family="webkit-standard"/>
  </office:font-face-decls>
  <office:automatic-styles>
    <style:style style:name="P1" style:family="paragraph" style:parent-style-name="Standard">
      <style:text-properties officeooo:paragraph-rsid="00042882"/>
    </style:style>
    <style:style style:name="P2" style:family="paragraph" style:parent-style-name="Standard">
      <style:text-properties officeooo:paragraph-rsid="00042882"/>
    </style:style>
    <style:style style:name="P3" style:family="paragraph" style:parent-style-name="Standard">
      <style:text-properties style:font-name="Arial" fo:font-style="normal" officeooo:paragraph-rsid="00042882" style:font-style-asian="normal" style:font-style-complex="normal"/>
    </style:style>
    <style:style style:name="T1" style:family="text">
      <style:text-properties officeooo:rsid="00042882"/>
    </style:style>
    <style:style style:name="T2" style:family="text">
      <style:text-properties officeooo:rsid="00055145"/>
    </style:style>
    <style:style style:name="T3" style:family="text">
      <style:text-properties fo:color="#000000" loext:opacity="100%" style:font-name="webkit-standard" fo:letter-spacing="normal" fo:font-style="italic" fo:font-weight="normal"/>
    </style:style>
    <style:style style:name="T4" style:family="text">
      <style:text-properties fo:color="#000000" loext:opacity="100%" fo:letter-spacing="normal" fo:font-style="italic" fo:font-weight="normal"/>
    </style:style>
    <style:style style:name="T5" style:family="text">
      <style:text-properties fo:color="#000000" loext:opacity="100%" fo:letter-spacing="normal" fo:font-weight="normal"/>
    </style:style>
    <style:style style:name="T6" style:family="text">
      <style:text-properties fo:font-variant="normal" fo:text-transform="none" fo:color="#000000" loext:opacity="100%" style:font-name="webkit-standard" fo:font-size="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ob description</text:p>
      <text:p text:style-name="Standard"/>
      <text:p text:style-name="P1">The Civil, Environmental, and Construction Engineering (CECE) Department invites applications for <text:span text:style-name="T1">a</text:span> faculty position <text:span text:style-name="T1">in Water Resources and Environmental Engineering</text:span>. Individuals with <text:span text:style-name="T1">expertise in </text:span><text:span text:style-name="T2">such varied topics as </text:span>hydrology, hydraulics, water resources management, resiliency in water infrastructure; water quality, emerging contaminants, water reuse, smart water systems; surface and groundwater interactions; understanding multicomponent reactive transport processes in surface and subsurface hydrologic systems; developing and advancing water quality models; understanding catchment residence time and timescales of water flow to predict catchment response to climate change and management, <text:span text:style-name="T1">are invited to apply.</text:span></text:p>
      <text:p text:style-name="P1"/>
      <text:p text:style-name="P3"><text:span text:style-name="T5">Civil, Environmental, and Construction Engineering (CECE) at Texas Tech University invites applications for a tenure-track position in all areas of Water Resources. Emphasis is on applicants who will develop collaborative research within other areas (e.g., environmental, transportation, or soils). <text:s/>This includes, but is not limited to, infrastructure resiliency, surface and ground water interactions, multicomponent reactive transport processes, water quality/quantity modeling, and relationships to climate. The successful candidate will teach undergraduate and graduate courses in Water Resources and other related areas.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webkit-standard" svg:font-family="webkit-standar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07T12:01:35.038223634</meta:creation-date>
    <dc:date>2022-10-12T16:25:19.995690240</dc:date>
    <meta:editing-duration>PT5H53M10S</meta:editing-duration>
    <meta:editing-cycles>3</meta:editing-cycles>
    <meta:generator>LibreOffice/7.3.1.3$MacOSX_X86_64 LibreOffice_project/a69ca51ded25f3eefd52d7bf9a5fad8c90b87951</meta:generator>
    <meta:document-statistic meta:table-count="0" meta:image-count="0" meta:object-count="0" meta:page-count="1" meta:paragraph-count="3" meta:word-count="171" meta:character-count="1361" meta:non-whitespace-character-count="1192"/>
  </office:meta>
</office:document-meta>
</file>